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4571in"/>
    </style:style>
    <style:style style:name="co2" style:family="table-column">
      <style:table-column-properties fo:break-before="auto" style:column-width="1.2957in"/>
    </style:style>
    <style:style style:name="co3" style:family="table-column">
      <style:table-column-properties fo:break-before="auto" style:column-width="0.48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874in"/>
    </style:style>
    <style:style style:name="co6" style:family="table-column">
      <style:table-column-properties fo:break-before="auto" style:column-width="1.5335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1.37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/>
    </style:style>
    <style:style style:name="ce12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none" style:font-style-asian="normal" style:font-style-complex="normal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29"/>
    <style:style style:name="ce6" style:family="table-cell" style:parent-style-name="Default">
      <style:table-cell-properties fo:border-bottom="0.74pt solid #000000" fo:border-left="none" fo:border-right="none" fo:border-top="none"/>
      <style:text-properties style:text-underline-style="none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fo:font-style="italic" style:text-underline-style="none" style:font-style-asian="italic" style:font-style-complex="italic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16" style:family="table-cell" style:parent-style-name="Default">
      <style:text-properties style:text-underline-style="none"/>
    </style:style>
    <style:style style:name="ce17" style:family="table-cell" style:parent-style-name="Default">
      <style:table-cell-properties fo:border-bottom="0.74pt solid #000000" fo:border-left="none" fo:border-right="none" fo:border-top="none"/>
      <style:text-properties style:text-underline-style="none"/>
    </style:style>
    <style:style style:name="ce18" style:family="table-cell" style:parent-style-name="Default">
      <style:text-properties fo:font-style="italic" style:font-style-asian="italic" style:font-style-complex="italic"/>
    </style:style>
    <style:style style:name="ce19" style:family="table-cell" style:parent-style-name="Default">
      <style:table-cell-properties fo:border-bottom="0.74pt solid #000000" fo:border-left="none" fo:border-right="none" fo:border-top="none"/>
      <style:text-properties fo:font-style="italic" style:text-underline-style="none" style:font-style-asian="italic" style:font-style-complex="italic"/>
    </style:style>
    <style:style style:name="ce20" style:family="table-cell" style:parent-style-name="Default" style:data-style-name="N129"/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fo:font-style="normal" style:text-underline-style="none" style:font-style-asian="normal" style:font-style-complex="normal"/>
    </style:style>
    <style:style style:name="ce2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style-name="ce16" table:number-columns-repeated="6"/>
          <table:table-cell table:style-name="ce21" office:value-type="string" calcext:value-type="string" table:number-columns-spanned="2" table:number-rows-spanned="1">
            <text:p>Simulation range</text:p>
          </table:table-cell>
          <table:covered-table-cell table:style-name="ce16"/>
          <table:table-cell table:style-name="ce16"/>
          <table:table-cell/>
        </table:table-row>
        <table:table-row table:style-name="ro1">
          <table:table-cell table:style-name="ce17" office:value-type="string" calcext:value-type="string">
            <text:p>Dynamics</text:p>
          </table:table-cell>
          <table:table-cell table:style-name="ce17" office:value-type="string" calcext:value-type="string">
            <text:p>Control parameter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string" calcext:value-type="string">
            <text:p>u</text:p>
          </table:table-cell>
          <table:table-cell table:style-name="ce17" office:value-type="string" calcext:value-type="string">
            <text:p>Direction</text:p>
          </table:table-cell>
          <table:table-cell table:style-name="ce17" office:value-type="string" calcext:value-type="string">
            <text:p>Network</text:p>
          </table:table-cell>
          <table:table-cell table:style-name="ce22" office:value-type="string" calcext:value-type="string">
            <text:p>Far</text:p>
          </table:table-cell>
          <table:table-cell table:style-name="ce22" office:value-type="string" calcext:value-type="string">
            <text:p>Near</text:p>
          </table:table-cell>
          <table:table-cell table:style-name="ce19" office:value-type="string" calcext:value-type="string">
            <text:p>Δt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BA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C. elegans: metabolic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C. elegans: neuronal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Canton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Catlins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Chesapeak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Coauthorship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Contact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Drug interaction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E. coli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Email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ER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euroro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Flamingo softwar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Football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Gene fusion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Geographic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table:style-name="Default"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GKK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HK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Jazz player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Jung software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Lattic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Operons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Physician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Product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Protein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Proximity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Student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Terrorist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Transportation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Villag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Wikipedia user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Windsurfe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Word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scending</text:p>
          </table:table-cell>
          <table:table-cell office:value-type="string" calcext:value-type="string">
            <text:p>W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. elegans: metabolic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. elegans: neuronal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anton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atlins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esapeak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oauthorship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ontact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olphin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rug interaction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. coli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mail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R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uroro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Flamingo softwar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Footb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Gene fusion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Geographic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table:style-name="Default"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GKK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HK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Jazz player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Jung softwar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Latti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Montreal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Operons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Physic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Product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Proximity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Student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Terrorist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Villag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Wikipedia user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Windsurf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W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B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C. elegans: metaboli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C. elegans: neuro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Canton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Catlins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Chesapeake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Coauthorship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Contac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Drug interac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E. col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Emai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ER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euroroa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Flamingo softw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Footbal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Gene fus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Geographi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table:style-name="Default" office:value-type="string" calcext:value-type="string">
            <text:p>u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GKK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HK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Jazz play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Jung softw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Latti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Operon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Physician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Produ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Prote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Proximity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Student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Terrorist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Transportati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Villa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Wikipedia us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Windsurf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Word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Ascending</text:p>
          </table:table-cell>
          <table:table-cell office:value-type="string" calcext:value-type="string">
            <text:p>WS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BA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C. elegans: metabolic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C. elegans: neuronal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Canton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Catlins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Chesapeake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Coauthorship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Contact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Drug interaction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E. coli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Email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ER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euroroad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Flamingo software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Football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Gene fusion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Geographic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table:style-name="Default" office:value-type="string" calcext:value-type="string">
            <text:p>u</text:p>
          </table:table-cell>
          <table:table-cell office:value-type="float" office:value="0.025" calcext:value-type="float">
            <text:p>0.02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GKK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HK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Jazz player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Jung software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Lattice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Operons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Physician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Product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Protein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Proximity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Student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Terrorist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Transportation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Village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Wikipedia user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Windsurfer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Word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Coupled double-well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WS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. elegans: metabol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. elegans: neuron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an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atlins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esapea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oauthorship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ontact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olphin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rug interaction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. coli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ma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R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uroro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Flamingo software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Football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Gene fusion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Geographic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table:style-name="Default"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GKK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HK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Jazz play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Jung softwar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Lattice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Montreal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Operons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Physic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Product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Protein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Proxim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Student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Terrori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Transportation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Villag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Wikipedia user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Windsurf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W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BA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C. elegans: metabolic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.5" calcext:value-type="float">
            <text:p>1.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C. elegans: neuronal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Canton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Catlins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Chesapeake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Coauthorship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Contact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Drug interaction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E. coli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Email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E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euroroad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Flamingo software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Football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.5" calcext:value-type="float">
            <text:p>1.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Gene fusion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Geographic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table:style-name="Default"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GKK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HK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Jazz player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.5" calcext:value-type="float">
            <text:p>1.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Jung software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Lattice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2" calcext:value-type="float">
            <text:p>2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Operon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Physician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.5" calcext:value-type="float">
            <text:p>1.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Product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Protein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Proximity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Student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Terrorist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.5" calcext:value-type="float">
            <text:p>1.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Transportation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Village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Wikipedia user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Windsurfer</text:p>
          </table:table-cell>
          <table:table-cell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Word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Gene-regulatory</text:p>
          </table:table-cell>
          <table:table-cell office:value-type="string" calcext:value-type="string">
            <text:p>u</text:p>
          </table:table-cell>
          <table:table-cell table:style-name="ce20" office:value-type="float" office:value="1" calcext:value-type="float">
            <text:p>1.0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WS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BA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. elegans: metabolic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. elegans: neuro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anton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atlin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hesapeak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oauthorship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Contact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olphin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Drug interacti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. col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mail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R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euroro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Flamingo softwa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Footb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Gene fusion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Geographic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table:style-name="Default"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GKK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HK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Jazz player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Jung software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Latti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Montreal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Operons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Physic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Product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Prote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Proximity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Student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Terrorist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Transportation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Village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Wikipedia user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Windsurf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Word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Descending</text:p>
          </table:table-cell>
          <table:table-cell office:value-type="string" calcext:value-type="string">
            <text:p>W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BA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C. elegans: metabolic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C. elegans: neuronal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Canton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Catlins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Chesapeake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Coauthorship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Contact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Drug interaction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E. coli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Email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ER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euroroad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Flamingo software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Football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Gene fusion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Geographic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table:style-name="Default"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GKK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HK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Jazz player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Jung software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Lattice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Operons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Physician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Product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Protein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Proximity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Student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Terrorist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Transportation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Village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Wikipedia user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Windsurfer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Word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Mutualistic species</text:p>
          </table:table-cell>
          <table:table-cell office:value-type="string" calcext:value-type="string">
            <text:p>u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Descending</text:p>
          </table:table-cell>
          <table:table-cell office:value-type="string" calcext:value-type="string">
            <text:p>WS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BA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C. elegans: metabolic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C. elegans: neuronal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Canton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Catlins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Chesapeake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Coauthorship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Contact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Dolphin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Drug interaction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E. coli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Email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ER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euroro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Flamingo software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Football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Gene fusion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Geographic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table:style-name="Default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GKK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HK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Jazz player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Jung softwar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Lattic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Montreal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Operons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Physician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Product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Protein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Proximity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Student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Terrorist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Transportation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Village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Wikipedia use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Windsurfe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Word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scending</text:p>
          </table:table-cell>
          <table:table-cell office:value-type="string" calcext:value-type="string">
            <text:p>WS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C. elegans: metabol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C. elegans: neuronal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Can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Catli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Chesapea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Coauthorshi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Contac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Dolph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Drug intera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E. col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Emai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euroro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Flamingo softw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Footb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Gene fus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Ge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table:style-name="Default"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GK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H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Jazz play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Jung softwa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Latti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Montre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Opero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Physicia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Produc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Prote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Proxim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Stud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Terrori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Transportation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Villa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Wikipedia us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Windsurf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office:value-type="string" calcext:value-type="string">
            <text:p>SIS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Descending</text:p>
          </table:table-cell>
          <table:table-cell office:value-type="string" calcext:value-type="string">
            <text:p>W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/>
        </table:table-row>
      </table:table>
      <table:table table:name="Key" table:style-name="ta1">
        <table:table-column table:style-name="co6" table:default-cell-style-name="Default"/>
        <table:table-column table:style-name="co8" table:default-cell-style-name="Default"/>
        <table:table-row table:style-name="ro1">
          <table:table-cell table:style-name="ce23" office:value-type="string" calcext:value-type="string">
            <text:p>ODS</text:p>
          </table:table-cell>
          <table:table-cell table:style-name="ce23" office:value-type="string" calcext:value-type="string">
            <text:p>CSV</text:p>
          </table:table-cell>
        </table:table-row>
        <table:table-row table:style-name="ro1">
          <table:table-cell office:value-type="string" calcext:value-type="string">
            <text:p>Montreal</text:p>
          </table:table-cell>
          <table:table-cell office:value-type="string" calcext:value-type="string">
            <text:p>montreal</text:p>
          </table:table-cell>
        </table:table-row>
        <table:table-row table:style-name="ro1">
          <table:table-cell office:value-type="string" calcext:value-type="string">
            <text:p>Chesapeake</text:p>
          </table:table-cell>
          <table:table-cell office:value-type="string" calcext:value-type="string">
            <text:p>chesapeake</text:p>
          </table:table-cell>
        </table:table-row>
        <table:table-row table:style-name="ro1">
          <table:table-cell office:value-type="string" calcext:value-type="string">
            <text:p>Windsurfer</text:p>
          </table:table-cell>
          <table:table-cell office:value-type="string" calcext:value-type="string">
            <text:p>windsurfers</text:p>
          </table:table-cell>
        </table:table-row>
        <table:table-row table:style-name="ro1">
          <table:table-cell office:value-type="string" calcext:value-type="string">
            <text:p>Geographic</text:p>
          </table:table-cell>
          <table:table-cell office:value-type="string" calcext:value-type="string">
            <text:p>contigusa</text:p>
          </table:table-cell>
        </table:table-row>
        <table:table-row table:style-name="ro1">
          <table:table-cell office:value-type="string" calcext:value-type="string">
            <text:p>Catlins</text:p>
          </table:table-cell>
          <table:table-cell office:value-type="string" calcext:value-type="string">
            <text:p>catlins</text:p>
          </table:table-cell>
        </table:table-row>
        <table:table-row table:style-name="ro1">
          <table:table-cell office:value-type="string" calcext:value-type="string">
            <text:p>Dolphin</text:p>
          </table:table-cell>
          <table:table-cell office:value-type="string" calcext:value-type="string">
            <text:p>dolphin</text:p>
          </table:table-cell>
        </table:table-row>
        <table:table-row table:style-name="ro1">
          <table:table-cell office:value-type="string" calcext:value-type="string">
            <text:p>Terrorist</text:p>
          </table:table-cell>
          <table:table-cell office:value-type="string" calcext:value-type="string">
            <text:p>train_terrorists</text:p>
          </table:table-cell>
        </table:table-row>
        <table:table-row table:style-name="ro1">
          <table:table-cell office:value-type="string" calcext:value-type="string">
            <text:p>Drug interaction</text:p>
          </table:table-cell>
          <table:table-cell office:value-type="string" calcext:value-type="string">
            <text:p>drug</text:p>
          </table:table-cell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iceland</text:p>
          </table:table-cell>
        </table:table-row>
        <table:table-row table:style-name="ro1">
          <table:table-cell office:value-type="string" calcext:value-type="string">
            <text:p>Canton</text:p>
          </table:table-cell>
          <table:table-cell office:value-type="string" calcext:value-type="string">
            <text:p>canton</text:p>
          </table:table-cell>
        </table:table-row>
        <table:table-row table:style-name="ro1">
          <table:table-cell office:value-type="string" calcext:value-type="string">
            <text:p>Gene fusion</text:p>
          </table:table-cell>
          <table:table-cell office:value-type="string" calcext:value-type="string">
            <text:p>genefusion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adjnoun</text:p>
          </table:table-cell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football</text:p>
          </table:table-cell>
        </table:table-row>
        <table:table-row table:style-name="ro1">
          <table:table-cell office:value-type="string" calcext:value-type="string">
            <text:p>Physician</text:p>
          </table:table-cell>
          <table:table-cell office:value-type="string" calcext:value-type="string">
            <text:p>physician_trust</text:p>
          </table:table-cell>
        </table:table-row>
        <table:table-row table:style-name="ro1">
          <table:table-cell office:value-type="string" calcext:value-type="string">
            <text:p>Student</text:p>
          </table:table-cell>
          <table:table-cell office:value-type="string" calcext:value-type="string">
            <text:p>students</text:p>
          </table:table-cell>
        </table:table-row>
        <table:table-row table:style-name="ro1">
          <table:table-cell office:value-type="string" calcext:value-type="string">
            <text:p>Protein</text:p>
          </table:table-cell>
          <table:table-cell office:value-type="string" calcext:value-type="string">
            <text:p>protein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email_company</text:p>
          </table:table-cell>
        </table:table-row>
        <table:table-row table:style-name="ro1">
          <table:table-cell office:value-type="string" calcext:value-type="string">
            <text:p>Village</text:p>
          </table:table-cell>
          <table:table-cell office:value-type="string" calcext:value-type="string">
            <text:p>ug_village</text:p>
          </table:table-cell>
        </table:table-row>
        <table:table-row table:style-name="ro1">
          <table:table-cell office:value-type="string" calcext:value-type="string">
            <text:p>Jazz player</text:p>
          </table:table-cell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Flamingo software</text:p>
          </table:table-cell>
          <table:table-cell office:value-type="string" calcext:value-type="string">
            <text:p>flamingo</text:p>
          </table:table-cell>
        </table:table-row>
        <table:table-row table:style-name="ro1">
          <table:table-cell office:value-type="string" calcext:value-type="string">
            <text:p>E. coli</text:p>
          </table:table-cell>
          <table:table-cell office:value-type="string" calcext:value-type="string">
            <text:p>ecoli</text:p>
          </table:table-cell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string" calcext:value-type="string">
            <text:p>london_transport</text:p>
          </table:table-cell>
        </table:table-row>
        <table:table-row table:style-name="ro1">
          <table:table-cell office:value-type="string" calcext:value-type="string">
            <text:p>Coauthorship</text:p>
          </table:table-cell>
          <table:table-cell office:value-type="string" calcext:value-type="string">
            <text:p>netsci</text:p>
          </table:table-cell>
        </table:table-row>
        <table:table-row table:style-name="ro1">
          <table:table-cell office:value-type="string" calcext:value-type="string">
            <text:p>Wikipedia user</text:p>
          </table:table-cell>
          <table:table-cell office:value-type="string" calcext:value-type="string">
            <text:p>wiki_ht</text:p>
          </table:table-cell>
        </table:table-row>
        <table:table-row table:style-name="ro1">
          <table:table-cell office:value-type="string" calcext:value-type="string">
            <text:p>Proximity</text:p>
          </table:table-cell>
          <table:table-cell office:value-type="string" calcext:value-type="string">
            <text:p>proximity</text:p>
          </table:table-cell>
        </table:table-row>
        <table:table-row table:style-name="ro1">
          <table:table-cell office:value-type="string" calcext:value-type="string">
            <text:p>C. elegans: metabolic</text:p>
          </table:table-cell>
          <table:table-cell office:value-type="string" calcext:value-type="string">
            <text:p>metabolic</text:p>
          </table:table-cell>
        </table:table-row>
        <table:table-row table:style-name="ro1">
          <table:table-cell office:value-type="string" calcext:value-type="string">
            <text:p>C. elegans: neuronal</text:p>
          </table:table-cell>
          <table:table-cell office:value-type="string" calcext:value-type="string">
            <text:p>gap_junction_herm</text:p>
          </table:table-cell>
        </table:table-row>
        <table:table-row table:style-name="ro1">
          <table:table-cell office:value-type="string" calcext:value-type="string">
            <text:p>Operons</text:p>
          </table:table-cell>
          <table:table-cell office:value-type="string" calcext:value-type="string">
            <text:p>yeast</text:p>
          </table:table-cell>
        </table:table-row>
        <table:table-row table:style-name="ro1">
          <table:table-cell office:value-type="string" calcext:value-type="string">
            <text:p>Jung software</text:p>
          </table:table-cell>
          <table:table-cell office:value-type="string" calcext:value-type="string">
            <text:p>jung_c</text:p>
          </table:table-cell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erdosrenyi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smallworld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barabasialbert</text:p>
          </table:table-cell>
        </table:table-row>
        <table:table-row table:style-name="ro1">
          <table:table-cell office:value-type="string" calcext:value-type="string">
            <text:p>HK</text:p>
          </table:table-cell>
          <table:table-cell office:value-type="string" calcext:value-type="string">
            <text:p>hk100</text:p>
          </table:table-cell>
        </table:table-row>
        <table:table-row table:style-name="ro1">
          <table:table-cell office:value-type="string" calcext:value-type="string">
            <text:p>Lattice</text:p>
          </table:table-cell>
          <table:table-cell office:value-type="string" calcext:value-type="string">
            <text:p>lattice</text:p>
          </table:table-cell>
        </table:table-row>
      </table:table>
      <table:named-expressions/>
      <table:database-ranges>
        <table:database-range table:name="__Anonymous_Sheet_DB__0" table:target-range-address="Parameters.A2:Parameters.I372">
          <table:sort>
            <table:sort-by table:field-number="0" table:data-type="automatic"/>
            <table:sort-by table:field-number="1" table:data-type="automatic"/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 style:data-style-name="N2" text:time-value="07:22:59.3087455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10-05T07:23:22.465493780</dc:date>
    <dc:creator>Neil MacLaren</dc:creator>
    <meta:editing-duration>PT2H20M10S</meta:editing-duration>
    <meta:editing-cycles>10</meta:editing-cycles>
    <meta:document-statistic meta:table-count="2" meta:cell-count="2966" meta:object-count="0"/>
  </office:meta>
</office:document-meta>
</file>